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FA000000852976E5A2.png" manifest:media-type="image/png"/>
  <manifest:file-entry manifest:full-path="Pictures/2000000B00000E0B000004E3EC4142E8.svm" manifest:media-type=""/>
  <manifest:file-entry manifest:full-path="Pictures/2000000800005C690000251DC3F9A80B.svm" manifest:media-type=""/>
  <manifest:file-entry manifest:full-path="Pictures/10000000000002FF00000173380F8550.png" manifest:media-type="image/png"/>
  <manifest:file-entry manifest:full-path="Pictures/10000000000000FA0000009024FCFD75.png" manifest:media-type="image/png"/>
  <manifest:file-entry manifest:full-path="Pictures/10000000000004E3000000BA4BCD58B9.png" manifest:media-type="image/png"/>
  <manifest:file-entry manifest:full-path="Pictures/10000201000002AD0000027A7553A484.png" manifest:media-type="image/png"/>
  <manifest:file-entry manifest:full-path="Pictures/10000000000004F2000000C70EE4C181.png" manifest:media-type="image/png"/>
  <manifest:file-entry manifest:full-path="Pictures/10000000000004E0000000D6184C8A54.png" manifest:media-type="image/png"/>
  <manifest:file-entry manifest:full-path="Pictures/10000000000004DE000000DD528469D6.png" manifest:media-type="image/png"/>
  <manifest:file-entry manifest:full-path="Pictures/10000000000004E9000000D1B36BE2FD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icrosoft YaHei1" svg:font-family="'Microsoft YaHei'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7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6cm" fo:min-width="0cm"/>
    </style:style>
    <style:style style:name="gr15" style:family="graphic" style:parent-style-name="objectwithoutfill">
      <style:graphic-properties svg:stroke-color="#111111" draw:fill="none" draw:fill-color="#314004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style:font-name-asian="微软雅黑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05cm"/>
    </style:style>
    <style:style style:name="P10" style:family="paragraph">
      <style:paragraph-properties fo:margin-top="0cm" fo:margin-bottom="0.05cm" style:text-autospace="none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margin-top="0cm" fo:margin-bottom="0.05cm"/>
      <style:text-properties fo:font-size="10.5pt" style:font-size-asian="10.5pt" style:font-size-complex="10.5pt"/>
    </style:style>
    <style:style style:name="P13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color="#ffffff" style:font-name="微软雅黑" fo:font-size="12pt" style:font-name-asian="微软雅黑" style:font-size-asian="12pt" style:font-size-complex="12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10.5pt" style:font-size-asian="10.5pt" style:font-size-complex="10.5pt"/>
    </style:style>
    <style:style style:name="T1" style:family="text">
      <style:text-properties fo:color="#000000" fo:font-size="27pt" style:font-size-asian="27pt" style:font-name-complex="Arial1" style:font-size-complex="27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Microsoft YaHei1" fo:font-size="10.5pt" fo:font-style="normal" fo:text-shadow="none" style:text-underline-style="none" fo:font-weight="normal" style:letter-kerning="true" style:font-name-asian="Microsoft YaHei1" style:font-size-asian="10.5pt" style:font-style-asian="normal" style:font-weight-asian="normal" style:font-name-complex="Microsoft YaHei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微软雅黑1" style:font-size-asian="14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微软雅黑1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font-name="微软雅黑" fo:font-size="12pt" style:font-name-asian="微软雅黑" style:font-size-asian="12pt" style:font-size-complex="12pt"/>
    </style:style>
    <style:style style:name="T14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483cm" svg:x="1cm" svg:y="1.021cm">
          <draw:text-box>
            <text:p text:style-name="P2"><text:span text:style-name="T1">简单的节奏与音符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4.028cm" svg:height="0cm" svg:x="11.621cm" svg:y="6.332cm" svg:viewBox="0 0 4029 0" draw:points="0,0 4029,0">
          <text:p/>
        </draw:polygon>
        <draw:polygon draw:style-name="gr6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7" draw:text-style-name="P4" draw:layer="layout" svg:width="0cm" svg:height="0cm" svg:x="19.901cm" svg:y="6.332cm" svg:viewBox="0 0 0 0" draw:points="0,0">
          <text:p/>
        </draw:polygon>
        <draw:polygon draw:style-name="gr7" draw:text-style-name="P4" draw:layer="layout" svg:width="0cm" svg:height="0cm" svg:x="19.901cm" svg:y="4.416cm" svg:viewBox="0 0 0 0" draw:points="0,0">
          <text:p/>
        </draw:polygon>
        <draw:polygon draw:style-name="gr5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3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6.473cm" svg:height="1.885cm" svg:x="2.801cm" svg:y="3.3cm">
          <draw:text-box>
            <text:p text:style-name="P7"><text:span text:style-name="T4">● </text:span><text:span text:style-name="T4">复习上一节课的内容</text:span></text:p>
            <text:p text:style-name="P7"><text:span text:style-name="T4">● </text:span><text:span text:style-name="T4">认识全音符、二分音符、四分音符</text:span></text:p>
            <text:p text:style-name="P7"><text:span text:style-name="T5">● </text:span><text:span text:style-name="T5">四四拍节奏的认识</text:span></text:p>
          </draw:text-box>
        </draw:frame>
        <draw:line draw:style-name="gr9" draw:text-style-name="P4" draw:layer="layout" svg:x1="1.301cm" svg:y1="5.2cm" svg:x2="10.801cm" svg:y2="5.2cm">
          <text:p/>
        </draw:line>
        <draw:frame draw:style-name="gr8" draw:text-style-name="P6" draw:layer="layout" svg:width="1.772cm" svg:height="1.521cm" svg:x="1.101cm" svg:y="5.479cm">
          <draw:text-box>
            <text:p><text:span text:style-name="T3">关联</text:span></text:p>
            <text:p><text:span text:style-name="T3">练习</text:span></text:p>
          </draw:text-box>
        </draw:frame>
        <draw:frame draw:style-name="gr8" draw:text-style-name="P12" draw:layer="layout" svg:width="4.87cm" svg:height="2.313cm" svg:x="2.801cm" svg:y="5.4cm">
          <draw:text-box>
            <text:p text:style-name="P9"><text:span text:style-name="T4">● </text:span><text:span text:style-name="T6">0-</text:span><text:span text:style-name="T7">认识音符与节奏</text:span></text:p>
            <text:p text:style-name="P9"><text:span text:style-name="T7">● </text:span><text:span text:style-name="T7">1-C</text:span><text:span text:style-name="T7">大调第一把位音阶</text:span><text:span text:style-name="T7">-2</text:span></text:p>
            <text:p text:style-name="P10"><text:span text:style-name="T7">● </text:span><text:span text:style-name="T6">0-</text:span><text:span text:style-name="T6">小星星（</text:span><text:span text:style-name="T6">C</text:span><text:span text:style-name="T6">）</text:span></text:p>
            <text:p text:style-name="P11"><text:span text:style-name="T8">● </text:span><text:span text:style-name="T8">脚打拍子的练习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1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517cm" svg:height="1.4cm" svg:x="1.584cm" svg:y="8cm">
          <draw:text-box>
            <text:p><text:span text:style-name="T9">LEVEL</text:span></text:p>
          </draw:text-box>
        </draw:frame>
        <draw:frame draw:style-name="gr8" draw:text-style-name="P15" draw:layer="layout" svg:width="6.133cm" svg:height="0.89cm" svg:x="1.474cm" svg:y="9.171cm">
          <draw:text-box>
            <text:p text:style-name="P14"><text:span text:style-name="T10">练习：</text:span><text:span text:style-name="T11">0-</text:span><text:span text:style-name="T12">认识音符与节奏</text:span></text:p>
          </draw:text-box>
        </draw:frame>
        <draw:frame draw:style-name="gr8" draw:text-style-name="P15" draw:layer="layout" svg:width="5.74cm" svg:height="0.89cm" svg:x="1.474cm" svg:y="17.81cm">
          <draw:text-box>
            <text:p text:style-name="P14"><text:span text:style-name="T10">练习：</text:span><text:span text:style-name="T11">0-</text:span><text:span text:style-name="T11">小星星（</text:span><text:span text:style-name="T11">C</text:span><text:span text:style-name="T11">）</text:span></text:p>
          </draw:text-box>
        </draw:frame>
        <draw:frame draw:style-name="gr1" draw:text-style-name="P4" draw:layer="layout" svg:width="18.6cm" svg:height="3.092cm" svg:x="1.2cm" svg:y="24.676cm">
          <draw:image xlink:href="Pictures/10000000000004E9000000D1B36BE2FD.png" xlink:type="simple" xlink:show="embed" xlink:actuate="onLoad">
            <text:p/>
          </draw:image>
        </draw:frame>
        <draw:frame draw:style-name="gr1" draw:text-style-name="P4" draw:layer="layout" svg:width="18.584cm" svg:height="3.294cm" svg:x="1.216cm" svg:y="10.005cm">
          <draw:image xlink:href="Pictures/10000000000004DE000000DD528469D6.png" xlink:type="simple" xlink:show="embed" xlink:actuate="onLoad">
            <text:p/>
          </draw:image>
        </draw:frame>
        <draw:frame draw:style-name="gr1" draw:text-style-name="P4" draw:layer="layout" svg:width="18.584cm" svg:height="3.185cm" svg:x="1.216cm" svg:y="14.361cm">
          <draw:image xlink:href="Pictures/10000000000004E0000000D6184C8A54.png" xlink:type="simple" xlink:show="embed" xlink:actuate="onLoad">
            <text:p/>
          </draw:image>
        </draw:frame>
        <draw:frame draw:style-name="gr1" draw:text-style-name="P4" draw:layer="layout" svg:width="18.7cm" svg:height="2.938cm" svg:x="1.1cm" svg:y="18.615cm">
          <draw:image xlink:href="Pictures/10000000000004F2000000C70EE4C181.png" xlink:type="simple" xlink:show="embed" xlink:actuate="onLoad">
            <text:p/>
          </draw:image>
        </draw:frame>
        <draw:frame draw:style-name="gr12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18.495cm" svg:height="2.748cm" svg:x="1.205cm" svg:y="21.8cm">
          <draw:image xlink:href="Pictures/10000000000004E3000000BA4BCD58B9.png" xlink:type="simple" xlink:show="embed" xlink:actuate="onLoad">
            <text:p/>
          </draw:image>
        </draw:frame>
        <draw:frame draw:style-name="gr8" draw:text-style-name="P15" draw:layer="layout" svg:width="7.555cm" svg:height="0.89cm" svg:x="1.475cm" svg:y="13.5cm">
          <draw:text-box>
            <text:p text:style-name="P14"><text:span text:style-name="T10">练习：</text:span><text:span text:style-name="T10">1</text:span><text:span text:style-name="T11">-</text:span><text:span text:style-name="T12">C</text:span><text:span text:style-name="T12">大调第一把位音阶</text:span><text:span text:style-name="T12">-2</text:span></text:p>
          </draw:text-box>
        </draw:frame>
        <draw:frame draw:style-name="gr1" draw:text-style-name="P4" draw:layer="layout" svg:width="8.427cm" svg:height="4.076cm" svg:x="11.3cm" svg:y="3.424cm">
          <draw:image xlink:href="Pictures/10000000000002FF00000173380F8550.png" xlink:type="simple" xlink:show="embed" xlink:actuate="onLoad">
            <text:p/>
          </draw:image>
        </draw:frame>
      </draw:page>
      <draw:page draw:name="page2" draw:style-name="dp1" draw:master-page-name="默认">
        <draw:frame draw:style-name="gr1" draw:text-style-name="P4" draw:layer="layout" svg:width="18.999cm" svg:height="7.629cm" svg:x="1.001cm" svg:y="2.7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1.2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9.871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2.194cm" svg:height="0.763cm" svg:x="1.306cm" svg:y="3.25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6" draw:layer="layout" svg:width="1.603cm" svg:height="0.806cm" svg:x="1.6cm" svg:y="3.271cm">
          <draw:text-box>
            <text:p><text:span text:style-name="T13">重 <text:s/>点</text:span></text:p>
          </draw:text-box>
        </draw:frame>
        <draw:frame draw:style-name="gr13" draw:text-style-name="P18" draw:layer="layout" svg:width="11.099cm" svg:height="4.119cm" svg:x="1.7cm" svg:y="4.3cm">
          <draw:text-box>
            <text:p text:style-name="P17"><text:span text:style-name="T4">1</text:span><text:span text:style-name="T4">、复习上一节课内容，因为手型的学习非常重要；</text:span></text:p>
            <text:p text:style-name="P17"><text:span text:style-name="T4">2</text:span><text:span text:style-name="T4">、了解四种时值（全音符、二分音符、四分音符、八分音符）在</text:span></text:p>
            <text:p text:style-name="P17"><text:span text:style-name="T4"><text:s text:c="6"/></text:span><text:span text:style-name="T4">乐谱中的表示和演奏方法；</text:span></text:p>
            <text:p text:style-name="P17"><text:span text:style-name="T4">3</text:span><text:span text:style-name="T4">、使用正确手型和指法演奏《小星星（</text:span><text:span text:style-name="T4">C</text:span><text:span text:style-name="T4">）》同时注意节奏。</text:span></text:p>
            <text:p text:style-name="P17"><text:span text:style-name="T4">双手：左右手按弦与拨弦尽量保持同步进行。</text:span></text:p>
            <text:p text:style-name="P17"><text:span text:style-name="T4">注意：双手的手型对比右侧图片，找到需要改进的地方。</text:span></text:p>
          </draw:text-box>
        </draw:frame>
        <draw:frame draw:style-name="gr1" draw:text-style-name="P4" draw:layer="layout" svg:width="2.194cm" svg:height="0.763cm" svg:x="1.306cm" svg:y="11.6cm">
          <draw:image xlink:href="Pictures/2000000B00000E0B000004E3EC4142E8.svm" xlink:type="simple" xlink:show="embed" xlink:actuate="onLoad">
            <text:p/>
          </draw:image>
        </draw:frame>
        <draw:frame draw:style-name="gr14" draw:text-style-name="P16" draw:layer="layout" svg:width="2.195cm" svg:height="2.106cm" svg:x="1.305cm" svg:y="11.6cm">
          <draw:text-box>
            <text:p><text:span text:style-name="T13">练习计划</text:span></text:p>
          </draw:text-box>
        </draw:frame>
        <draw:frame draw:style-name="gr1" draw:text-style-name="P4" draw:layer="layout" svg:width="2.194cm" svg:height="0.763cm" svg:x="1.306cm" svg:y="20.4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6" draw:layer="layout" svg:width="1.772cm" svg:height="0.806cm" svg:x="1.601cm" svg:y="20.394cm">
          <draw:text-box>
            <text:p><text:span text:style-name="T13">疑问？</text:span></text:p>
          </draw:text-box>
        </draw:frame>
        <draw:frame draw:style-name="gr8" draw:text-style-name="P18" draw:layer="layout" svg:width="17.812cm" svg:height="5.488cm" svg:x="1.7cm" svg:y="12.8cm">
          <draw:text-box>
            <text:p text:style-name="P17"><text:span text:style-name="T4">建议每天练习时长：</text:span><text:span text:style-name="T4">15</text:span><text:span text:style-name="T4">分钟；</text:span></text:p>
            <text:p text:style-name="P17"><text:span text:style-name="T4">练习方法：</text:span></text:p>
            <text:p text:style-name="P17"><text:span text:style-name="T4">以《练习：</text:span><text:span text:style-name="T14">0-</text:span><text:span text:style-name="T14">小星星（</text:span><text:span text:style-name="T14">C</text:span><text:span text:style-name="T14">）</text:span><text:span text:style-name="T4">》作为作业，用脚打拍子来控制速度。</text:span></text:p>
            <text:p text:style-name="P17"><text:span text:style-name="T15">注意：歌曲《小星星》中二分音符和四分音符的差别。</text:span></text:p>
            <text:p text:style-name="P17"><text:span text:style-name="T4">●</text:span><text:span text:style-name="T4">合格：在正确手型的基础上弹响每个音</text:span></text:p>
            <text:p text:style-name="P17"><text:span text:style-name="T4">●</text:span><text:span text:style-name="T4">目标：正确手型每个音都能弹响的基础上，要求音与音的间隔保持均匀</text:span></text:p>
            <text:p text:style-name="P17"><text:span text:style-name="T4">在练习中发现的困难请记录在下方答疑中，大象吉他俱乐部的老师会在下节课针对这些问题进行讲解和做有</text:span></text:p>
            <text:p text:style-name="P17"><text:span text:style-name="T4">针对性的基础练习。</text:span></text:p>
          </draw:text-box>
        </draw:frame>
        <draw:line draw:style-name="gr15" draw:text-style-name="P4" draw:layer="layout" svg:x1="1.8cm" svg:y1="22.3cm" svg:x2="19.4cm" svg:y2="22.3cm">
          <text:p/>
        </draw:line>
        <draw:line draw:style-name="gr15" draw:text-style-name="P4" draw:layer="layout" svg:x1="1.801cm" svg:y1="23.301cm" svg:x2="19.401cm" svg:y2="23.301cm">
          <text:p/>
        </draw:line>
        <draw:line draw:style-name="gr15" draw:text-style-name="P4" draw:layer="layout" svg:x1="1.801cm" svg:y1="24.301cm" svg:x2="19.401cm" svg:y2="24.301cm">
          <text:p/>
        </draw:line>
        <draw:line draw:style-name="gr15" draw:text-style-name="P4" draw:layer="layout" svg:x1="1.801cm" svg:y1="25.301cm" svg:x2="19.401cm" svg:y2="25.301cm">
          <text:p/>
        </draw:line>
        <draw:line draw:style-name="gr15" draw:text-style-name="P4" draw:layer="layout" svg:x1="1.802cm" svg:y1="26.302cm" svg:x2="19.402cm" svg:y2="26.302cm">
          <text:p/>
        </draw:lin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3" draw:layer="layout" svg:width="19cm" svg:height="1.483cm" svg:x="1cm" svg:y="1.022cm">
          <draw:text-box>
            <text:p text:style-name="P2"><text:span text:style-name="T1">简单的节奏与音符</text:span></text:p>
          </draw:text-box>
        </draw:frame>
        <draw:frame draw:style-name="gr12" draw:text-style-name="P4" draw:layer="layout" svg:width="18.123cm" svg:height="16.774cm" svg:x="1.54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6.614cm" svg:height="3.809cm" svg:x="13.2cm" svg:y="2.8cm">
          <draw:image xlink:href="Pictures/10000000000000FA0000009024FCFD75.png" xlink:type="simple" xlink:show="embed" xlink:actuate="onLoad">
            <text:p/>
          </draw:image>
        </draw:frame>
        <draw:frame draw:style-name="gr1" draw:text-style-name="P4" draw:layer="layout" svg:width="6.614cm" svg:height="3.518cm" svg:x="13.186cm" svg:y="6.7cm">
          <draw:image xlink:href="Pictures/10000000000000FA000000852976E5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icrosoft YaHei1" svg:font-family="'Microsoft YaHei'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5-11-16T11:28:23.093000000</dc:date>
    <meta:editing-duration>PT22M10S</meta:editing-duration>
    <meta:editing-cycles>10</meta:editing-cycles>
    <meta:generator>捷速PDF编辑器/1.0.0.0$Windows_x86 LibreOffice_project/100$Build-0</meta:generator>
    <meta:document-statistic meta:object-count="56"/>
  </office:meta>
</office:document-meta>
</file>